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F0000045638A7E7C5BF8D3A02.jpg" manifest:media-type="image/jpeg"/>
  <manifest:file-entry manifest:full-path="Pictures/10000000000004150000042853026591BB5EC88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4" style:family="graphic" style:parent-style-name="standard">
      <style:graphic-properties svg:stroke-color="#666666" draw:opacity="0%" draw:textarea-horizontal-align="justify" draw:textarea-vertical-align="middle" draw:auto-grow-height="false" fo:min-height="17.15cm" fo:min-width="6.9cm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8pt" style:font-size-complex="18pt"/>
    </style:style>
    <style:style style:name="P3" style:family="paragraph">
      <loext:graphic-properties draw:fill="none" draw:fill-color="#ffffff"/>
      <style:text-properties fo:font-size="12pt" fo:font-style="italic" style:font-size-asian="18pt" style:font-size-complex="18pt"/>
    </style:style>
    <style:style style:name="P4" style:family="paragraph">
      <loext:graphic-properties draw:opacity="0%"/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ans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7.13cm" svg:x="7.2cm" svg:y="3.47cm">
          <draw:image xlink:href="Pictures/10000000000004150000042853026591BB5EC881.jpg" xlink:type="simple" xlink:show="embed" xlink:actuate="onLoad" loext:mime-type="image/jpeg">
            <text:p/>
          </draw:image>
        </draw:frame>
        <draw:frame draw:style-name="gr1" draw:text-style-name="P1" draw:layer="layout" svg:width="7cm" svg:height="7.36cm" svg:x="7.2cm" svg:y="11.24cm">
          <draw:image xlink:href="Pictures/100000000000041F0000045638A7E7C5BF8D3A02.jpg" xlink:type="simple" xlink:show="embed" xlink:actuate="onLoad" loext:mime-type="image/jpeg">
            <text:p/>
          </draw:image>
        </draw:frame>
        <draw:frame draw:style-name="gr2" draw:text-style-name="P3" draw:layer="layout" svg:width="5.29cm" svg:height="0.925cm" svg:x="8.1cm" svg:y="10.6cm">
          <draw:text-box>
            <text:p text:style-name="P2">Avant restauration (1965)</text:p>
          </draw:text-box>
        </draw:frame>
        <draw:frame draw:style-name="gr3" draw:text-style-name="P3" draw:layer="layout" svg:width="5.49cm" svg:height="1.199cm" svg:x="8.21cm" svg:y="18.775cm">
          <draw:text-box>
            <text:p text:style-name="P2">Après restauration (1967)</text:p>
          </draw:text-box>
        </draw:frame>
        <draw:custom-shape draw:style-name="gr4" draw:text-style-name="P4" draw:layer="layout" svg:width="7.4cm" svg:height="17.4cm" svg:x="7cm" svg:y="3.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6cm" svg:height="1.203cm" svg:x="7.6cm" svg:y="19.497cm">
          <draw:text-box>
            <text:p text:style-name="P2"><text:span text:style-name="T1">©</text:span><text:span text:style-name="T2"> </text:span>Association Paris Historique / </text:p>
            <text:p text:style-name="P2">Roland Lio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1:33:55.396963543</meta:creation-date>
    <dc:date>2021-07-14T12:11:44.223412411</dc:date>
    <meta:editing-duration>PT27M48S</meta:editing-duration>
    <meta:editing-cycles>1</meta:editing-cycles>
    <meta:document-statistic meta:object-count="6"/>
    <meta:generator>LibreOffice/6.4.6.2$Linux_X86_64 LibreOffice_project/40$Build-2</meta:generator>
  </office:meta>
</office:document-meta>
</file>